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/>
    </style:style>
    <style:style style:name="P4" style:family="paragraph" style:parent-style-name="Text_20_body" style:list-style-name="L1">
      <style:paragraph-properties fo:padding="0cm" fo:border="none"/>
    </style:style>
    <style:style style:name="P5" style:family="paragraph" style:parent-style-name="Text_20_body" style:list-style-name="L3">
      <style:paragraph-properties fo:padding="0cm" fo:border="none"/>
    </style:style>
    <style:style style:name="T1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2" style:family="text">
      <style:text-properties fo:font-variant="normal" fo:text-transform="none" style:font-name="S hne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Лингвистическая защита информации - это использование лингвистических знаний и методов для защиты информации от несанкционированного доступа, атак и утечек.</text:span> </text:p>
      <text:p text:style-name="P3">Криптография: Лингвистические знания могут использоваться для разработки и анализа криптографических алгоритмов, основанных на свойствах естественного языка. Например, лингвистический анализ текста может помочь в идентификации часто встречающихся букв, часто используемых слов и других языковых шаблонов, которые могут быть использованы для создания сильного шифра.</text:p>
      <text:list text:style-name="L3">
        <text:list-item>
          <text:p text:style-name="P5">Стеганография: Лингвистические знания могут быть использованы для скрытия информации в тексте таким образом, чтобы она не вызывала подозрений у несанкционированного пользователя. Лингвистический анализ текста может помочь в определении оптимального места для вставки скрытой информации, учитывая лингвистические особенности текста.</text:p>
        </text:list-item>
        <text:list-item>
          <text:p text:style-name="P5">Анализ угроз безопасности: Лингвистический анализ текста может быть использован для выявления потенциальных угроз безопасности, связанных с языковыми аспектами. Это может включать распознавание фишинговых писем, спама, мошенничества и других атак, которые могут быть связаны с определенными лингвистическими техниками.</text:p>
        </text:list-item>
        <text:list-item>
          <text:p text:style-name="P5">Аутентификация: Лингвистические знания могут быть использованы для аутентификации пользователей на основе их языковых параметров. Например, анализ стиля письма или применение определенных лингвистических характеристик может помочь в определении, действительно ли сообщение или запрос отправлены конкретным пользователем.</text:p>
        </text:list-item>
      </text:list>
      <text:p text:style-name="P2"/>
      <text:p text:style-name="P3">Прикладная и компьютерная лингвистика имеют схожие цели и области исследования, но они не являются полностью синонимичными понятиями.</text:p>
      <text:p text:style-name="P2">Прикладная лингвистика - это отрасль лингвистики, которая занимается практическими проблемами языка, такими как перевод, обработка речи, изучение вторых языков и т.д. Она фокусируется на применении языковых знаний в конкретных контекстах.</text:p>
      <text:p text:style-name="P2">Компьютерная лингвистика, с другой стороны, является интердисциплинарной областью, связанной с применением компьютерных наук для анализа, моделирования и обработки естественного языка. Она включает в себя разработку алгоритмов для машинного перевода, распознавания речи, анализа текста и других языковых задач.</text:p>
      <text:p text:style-name="P2">Таким образом, компьютерная лингвистика является частью прикладной лингвистики, в то время как прикладная лингвистика включает в себя другие аспекты, такие как лингвистический анализ текста, лингвистическая антропология и т.д.</text:p>
      <text:p text:style-name="P2">Вместе с тем, некоторые люди используют термины "прикладная лингвистика" и "компьютерная лингвистика" как синонимы, потому что они связаны с практическими применениями языковых знаний и компьютерных наук. Однако, строго говоря, эти термины имеют некоторые различия в своем содержании.</text:p>
      <text:p text:style-name="P3">Основные направления компьютерной лингвистики можно перечислить следующим образом:</text:p>
      <text:list text:style-name="L1">
        <text:list-item>
          <text:p text:style-name="P4"><text:soft-page-break/>Обработка естественного языка (Natural Language Processing, NLP): это направление занимается разработкой компьютерных систем и алгоритмов, способных обрабатывать и анализировать естественный язык человека. В рамках NLP решаются задачи такие, как распознавание речи, автоматический перевод, категоризация и анализ текста, генерация текста и другие.</text:p>
        </text:list-item>
        <text:list-item>
          <text:p text:style-name="P4">Компьютерная контекстуализация (Computational Pragmatics): это направление занимается разработкой методов и моделей для понимания и генерации естественного языка с учетом контекста, включая семантические, прагматические и социокультурные аспекты. Контекстуализация помогает компьютерам понимать не только буквальное значение слов и фраз, но и их смысл в конкретной ситуации.</text:p>
        </text:list-item>
        <text:list-item>
          <text:p text:style-name="P4">Компьютерная лингвистика для семантического поиска и извлечения информации: это направление связано с разработкой алгоритмов и технологий для эффективного поиска и извлечения информации из больших текстовых баз данных. В рамках этого направления решаются задачи такие, как классификация и кластеризация текстов, анализ тональности, а также поиск и автоматическое извлечение фактов.</text:p>
        </text:list-item>
      </text:list>
      <text:p text:style-name="P2">Одним из направлений компьютерной лингвистики, которым я хотел бы подробнее рассказать, является обработка естественного языка (NLP). Это направление занимается разработкой и применением методов и алгоритмов для обработки и анализа текстов на естественном языке. Основная задача NLP состоит в том, чтобы позволить компьютерам понимать и использовать естественный язык человека.</text:p>
      <text:p text:style-name="P2">Одной из основных задач в NLP является автоматический перевод. Это означает разработку алгоритмов и систем, способных переводить тексты с одного языка на другой без участия человека. В рамках автоматического перевода решаются задачи структурного анализа текста, анализа семантического значения слов и фраз, перехода от одного синтаксического представления к другому и другие.</text:p>
      <text:p text:style-name="P2">Направление NLP также используется для автоматической категоризации и анализа текстов. Это позволяет компьютерам классифицировать тексты по определенным категориям, выделять ключевые слова, определять семантическую близость текстов и многое другое. Такие алгоритмы могут быть полезными для поисковых систем, аналитических приложений и других систем, требующих обработки больших объемов текстовой информации.</text:p>
      <text:p text:style-name="P2">NLP также находит применение в распознавании речи и генерации текста. Распознавание речи позволяет компьютерам преобразовывать произнесенные слова и фразы в письменный вид, что может быть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3:49:10.377000000</meta:creation-date>
    <dc:date>2024-02-14T13:58:54.462000000</dc:date>
    <meta:editing-duration>PT9M45S</meta:editing-duration>
    <meta:editing-cycles>1</meta:editing-cycles>
    <meta:document-statistic meta:table-count="0" meta:image-count="0" meta:object-count="0" meta:page-count="2" meta:paragraph-count="18" meta:word-count="637" meta:character-count="5224" meta:non-whitespace-character-count="4610"/>
    <meta:generator>LibreOffice/7.5.4.2$Windows_X86_64 LibreOffice_project/36ccfdc35048b057fd9854c757a8b67ec53977b6</meta:generator>
  </office:meta>
</office:document-meta>
</file>